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D00000368A5C2B4AC0271B5F5.png" manifest:media-type="image/png"/>
  <manifest:file-entry manifest:full-path="Pictures/1000020100000192000003439D6F8ED6935A17EE.png" manifest:media-type="image/png"/>
  <manifest:file-entry manifest:full-path="Pictures/10000201000002000000034E6C0E0C324F2B51D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.png" text:anchor-type="as-char" svg:width="5.3335in" svg:height="8.8126in" draw:z-index="0"><draw:image xlink:href="Pictures/10000201000002000000034E6C0E0C324F2B51D5.png" xlink:type="simple" xlink:show="embed" xlink:actuate="onLoad" loext:mime-type="image/png"/></draw:frame></text:p>
      <text:p text:style-name="Standard">W10 - 1 startstream 0 stopstream</text:p>
      <text:p text:style-name="Standard"><draw:frame draw:style-name="fr1" draw:name="image2.png" text:anchor-type="as-char" svg:width="4.1874in" svg:height="8.698in" draw:z-index="0"><draw:image xlink:href="Pictures/1000020100000192000003439D6F8ED6935A17EE.png" xlink:type="simple" xlink:show="embed" xlink:actuate="onLoad" loext:mime-type="image/png"/></draw:frame></text:p>
      <text:p text:style-name="Standard">W11 : no exec</text:p>
      <text:p text:style-name="Standard"/>
      <text:p text:style-name="P1"><draw:frame draw:style-name="fr1" draw:name="image3.png" text:anchor-type="as-char" svg:width="6.2681in" svg:height="9.028in" draw:z-index="0"><draw:image xlink:href="Pictures/100002010000025D00000368A5C2B4AC0271B5F5.png" xlink:type="simple" xlink:show="embed" xlink:actuate="onLoad" loext:mime-type="image/png"/></draw:frame></text:p>
      <text:p text:style-name="Standard">Ubuntu : no exec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6" meta:word-count="14" meta:character-count="61" meta:non-whitespace-character-count="50"/>
    <meta:generator>LibreOfficeDev/6.0.5.2$Linux_X86_64 LibreOffice_project/</meta:generator>
  </office:meta>
</office:document-meta>
</file>